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ff6666" style:font-name="DejaVu Sans Mono" officeooo:rsid="00173259" officeooo:paragraph-rsid="001231a4"/>
    </style:style>
    <style:style style:name="P2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3" style:family="paragraph" style:parent-style-name="Standard">
      <style:paragraph-properties fo:break-before="page"/>
      <style:text-properties style:use-window-font-color="true" style:font-name="DejaVu Sans Mono" officeooo:rsid="007fe07d" officeooo:paragraph-rsid="001231a4" fo:background-color="transparent"/>
    </style:style>
    <style:style style:name="P4" style:family="paragraph" style:parent-style-name="Standard">
      <style:paragraph-properties fo:break-before="page"/>
      <style:text-properties fo:color="#ff6666" style:font-name="DejaVu Sans Mono" officeooo:rsid="00173259" officeooo:paragraph-rsid="001231a4"/>
    </style:style>
    <style:style style:name="P5" style:family="paragraph" style:parent-style-name="Standard">
      <style:text-properties style:use-window-font-color="true" style:font-name="DejaVu Sans Mono" officeooo:rsid="007fe07d" officeooo:paragraph-rsid="001231a4" fo:background-color="transparent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33ff99"/>
    </style:style>
    <style:style style:name="P8" style:family="paragraph">
      <loext:graphic-properties draw:fill="none" draw:fill-color="#ffffff"/>
      <style:text-properties fo:font-size="34pt" fo:font-weight="bold" style:font-size-asian="34pt" style:font-weight-asian="bold" style:font-size-complex="34pt" style:font-weight-complex="bold"/>
    </style:style>
    <style:style style:name="P9" style:family="paragraph">
      <loext:graphic-properties draw:fill-color="#ffff00"/>
    </style:style>
    <style:style style:name="P10" style:family="paragraph">
      <loext:graphic-properties draw:fill="none" draw:fill-color="#ffffff"/>
      <style:text-properties fo:font-size="32pt" style:font-size-asian="32pt" style:font-size-complex="32pt"/>
    </style:style>
    <style:style style:name="P11" style:family="paragraph">
      <loext:graphic-properties draw:fill-color="#00ffff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loext:graphic-properties draw:fill="none" draw:fill-color="#ffffff"/>
      <style:text-properties style:font-name="DejaVu Sans Mono" fo:font-size="12pt" style:font-name-complex="DejaVu Sans Mono"/>
    </style:style>
    <style:style style:name="P14" style:family="paragraph">
      <loext:graphic-properties draw:fill-color="#72bf44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text-properties style:font-name="DejaVu Sans Mono1" fo:font-weight="bold" style:font-weight-asian="bold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style:font-name="DejaVu Sans Mono1" fo:font-weight="bold" style:font-weight-asian="bold" style:font-weight-complex="bold"/>
    </style:style>
    <style:style style:name="P18" style:family="paragraph">
      <loext:graphic-properties draw:fill-color="#72bf44"/>
      <style:paragraph-properties fo:text-align="center"/>
      <style:text-properties fo:font-size="12pt"/>
    </style:style>
    <style:style style:name="P19" style:family="paragraph">
      <loext:graphic-properties draw:fill="none" draw:fill-color="#ffffff"/>
      <style:paragraph-properties fo:margin-top="0cm" fo:margin-bottom="0.199cm"/>
      <style:text-properties style:font-name="DejaVu Sans Mono1" fo:font-weight="bold" style:font-weight-asian="bold" style:font-weight-complex="bold"/>
    </style:style>
    <style:style style:name="P20" style:family="paragraph">
      <style:paragraph-properties fo:margin-top="0cm" fo:margin-bottom="0cm"/>
    </style:style>
    <style:style style:name="P21" style:family="paragraph">
      <loext:graphic-properties draw:fill="none" draw:fill-color="#ffffff"/>
      <style:paragraph-properties fo:margin-top="0cm" fo:margin-bottom="0cm"/>
      <style:text-properties style:font-name="DejaVu Sans Mono1" fo:font-weight="bold" style:font-weight-asian="bold" style:font-weight-complex="bold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34pt" fo:font-weight="bold" style:font-size-asian="34pt" style:font-weight-asian="bold" style:font-size-complex="34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style:use-window-font-color="true" style:font-name="DejaVu Sans Mono" fo:font-size="12pt" style:font-name-complex="DejaVu Sans Mono"/>
    </style:style>
    <style:style style:name="T6" style:family="text">
      <style:text-properties fo:color="#5c2d91" style:font-name="DejaVu Sans Mono" fo:font-size="12pt" style:font-name-complex="DejaVu Sans Mono"/>
    </style:style>
    <style:style style:name="T7" style:family="text">
      <style:text-properties fo:color="#ff6666" style:font-name="DejaVu Sans Mono" fo:font-size="12pt" style:font-name-complex="DejaVu Sans Mono"/>
    </style:style>
    <style:style style:name="T8" style:family="text">
      <style:text-properties fo:color="#21409a" style:font-name="DejaVu Sans Mono" fo:font-size="12pt" style:font-name-complex="DejaVu Sans Mono"/>
    </style:style>
    <style:style style:name="T9" style:family="text">
      <style:text-properties style:font-name="DejaVu Sans Mono" fo:font-size="12pt" style:font-name-complex="DejaVu Sans Mono"/>
    </style:style>
    <style:style style:name="T10" style:family="text">
      <style:text-properties fo:color="#95231f" style:font-name="DejaVu Sans Mono" fo:font-size="12pt" style:font-name-complex="DejaVu Sans Mono"/>
    </style:style>
    <style:style style:name="T11" style:family="text">
      <style:text-properties style:font-name="DejaVu Sans Mono1" fo:font-size="12pt" fo:font-weight="bold" style:font-size-asian="10.5pt" style:font-weight-asian="bold" style:font-size-complex="12pt" style:font-weight-complex="bold"/>
    </style:style>
    <style:style style:name="T12" style:family="text">
      <style:text-properties fo:color="#000000" style:font-name="DejaVu Sans Mono" fo:font-size="12pt" style:font-name-complex="DejaVu Sans Mono"/>
    </style:style>
    <style:style style:name="T13" style:family="text">
      <style:text-properties fo:color="#800000" style:font-name="DejaVu Sans Mono" fo:font-size="12pt" style:font-name-complex="DejaVu Sans Mono"/>
    </style:style>
    <style:style style:name="T14" style:family="text">
      <style:text-properties style:font-name="DejaVu Sans Mono1"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textarea-horizontal-align="justify" draw:textarea-vertical-align="middle" draw:auto-grow-height="false" fo:min-height="18.979cm" fo:min-width="12.53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4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textarea-horizontal-align="justify" draw:textarea-vertical-align="middle" draw:auto-grow-height="false" fo:min-height="3.507cm" fo:min-width="11.298cm" style:run-through="foreground"/>
    </style:style>
    <style:style style:name="gr5" style:family="graphic">
      <style:graphic-properties draw:stroke="none" svg:stroke-color="#000000" draw:fill="none" draw:fill-color="#ffffff" fo:min-height="1.513cm" style:run-through="foreground"/>
    </style:style>
    <style:style style:name="gr6" style:family="graphic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22.317cm" fo:min-width="12.538cm" style:run-through="foreground"/>
    </style:style>
    <style:style style:name="gr8" style:family="graphic">
      <style:graphic-properties draw:fill-color="#33ff99" draw:textarea-horizontal-align="justify" draw:textarea-vertical-align="middle" draw:auto-grow-height="false" fo:min-height="9.193cm" fo:min-width="10.684cm" style:run-through="foreground"/>
    </style:style>
    <style:style style:name="gr9" style:family="graphic">
      <style:graphic-properties draw:fill-color="#ffff00" draw:textarea-horizontal-align="justify" draw:textarea-vertical-align="middle" draw:auto-grow-height="false" fo:min-height="7.121cm" fo:min-width="8.564cm" style:run-through="foreground"/>
    </style:style>
    <style:style style:name="gr10" style:family="graphic">
      <style:graphic-properties draw:fill-color="#ffff00" draw:textarea-horizontal-align="justify" draw:textarea-vertical-align="middle" draw:auto-grow-height="false" fo:min-height="2.859cm" fo:min-width="9.026cm" style:run-through="foreground"/>
    </style:style>
    <style:style style:name="gr11" style:family="graphic">
      <style:graphic-properties draw:stroke="none" svg:stroke-color="#000000" draw:fill="none" draw:fill-color="#ffffff" fo:min-height="3.247cm" style:run-through="foreground"/>
    </style:style>
    <style:style style:name="gr12" style:family="graphic">
      <style:graphic-properties draw:stroke="none" svg:stroke-color="#000000" draw:fill="none" draw:fill-color="#ffffff" fo:min-height="1.466cm" style:run-through="foreground"/>
    </style:style>
    <style:style style:name="gr13" style:family="graphic">
      <style:graphic-properties draw:fill-color="#00ffff" draw:textarea-horizontal-align="justify" draw:textarea-vertical-align="middle" draw:auto-grow-height="false" fo:min-height="1.305cm" fo:min-width="7.752cm" style:run-through="foreground"/>
    </style:style>
    <style:style style:name="gr14" style:family="graphic">
      <style:graphic-properties draw:fill-color="#00ffff" draw:textarea-horizontal-align="justify" draw:textarea-vertical-align="middle" draw:auto-grow-height="false" fo:min-height="0.594cm" fo:min-width="7.826cm" style:run-through="foreground"/>
    </style:style>
    <style:style style:name="gr15" style:family="graphic">
      <style:graphic-properties draw:fill-color="#00ffff" draw:textarea-horizontal-align="justify" draw:textarea-vertical-align="middle" draw:auto-grow-height="false" fo:min-height="1.323cm" fo:min-width="7.89cm" style:run-through="foreground"/>
    </style:style>
    <style:style style:name="gr16" style:family="graphic">
      <style:graphic-properties draw:stroke="none" svg:stroke-color="#000000" draw:fill="none" draw:fill-color="#ffffff" fo:min-height="1.138cm" style:run-through="foreground"/>
    </style:style>
    <style:style style:name="gr17" style:family="graphic">
      <style:graphic-properties draw:fill-color="#33ff99" draw:textarea-horizontal-align="justify" draw:textarea-vertical-align="middle" draw:auto-grow-height="false" fo:min-height="3.507cm" fo:min-width="11.29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2.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-color="#ffff00" draw:textarea-horizontal-align="justify" draw:textarea-vertical-align="middle" draw:auto-grow-height="false" fo:min-height="0.741cm" fo:min-width="9.255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0" style:family="graphic">
      <style:graphic-properties draw:fill-color="#ffff00" draw:textarea-horizontal-align="justify" draw:textarea-vertical-align="middle" draw:auto-grow-height="false" fo:min-height="1.554cm" fo:min-width="9.167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1" style:family="graphic">
      <style:graphic-properties draw:fill-color="#ffff00" draw:textarea-horizontal-align="justify" draw:textarea-vertical-align="middle" draw:auto-grow-height="false" fo:min-height="0.423cm" fo:min-width="9.29cm" style:run-through="foreground" style:vertical-pos="from-top" style:vertical-rel="paragraph-content" style:horizontal-pos="from-left" style:horizontal-rel="paragraph-content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6.509cm" style:run-through="foreground"/>
    </style:style>
    <style:style style:name="gr23" style:family="graphic">
      <style:graphic-properties svg:stroke-width="0.051cm" svg:stroke-color="#72bf4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4" style:family="graphic">
      <style:graphic-properties draw:marker-start="Arrow" draw:marker-start-width="0.176cm" draw:textarea-horizontal-align="center" draw:textarea-vertical-align="middle" style:run-through="foreground"/>
    </style:style>
    <style:style style:name="gr25" style:family="graphic">
      <style:graphic-properties svg:stroke-width="0.051cm" svg:stroke-color="#cccccc" draw:marker-start-width="0.429cm" draw:marker-end-width="0.429cm" draw:textarea-horizontal-align="center" draw:textarea-vertical-align="middle" fo:padding-top="0.025cm" fo:padding-bottom="0.025cm" fo:padding-left="0.025cm" fo:padding-right="0.025cm" style:run-through="foreground"/>
    </style:style>
    <style:style style:name="gr26" style:family="graphic">
      <style:graphic-properties svg:stroke-width="0.051cm" svg:stroke-color="#3465a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27" style:family="graphic">
      <style:graphic-properties draw:stroke="none" svg:stroke-color="#000000" draw:fill="none" draw:fill-color="#ffffff" fo:min-height="0.496cm" style:run-through="foreground"/>
    </style:style>
    <style:style style:name="gr28" style:family="graphic">
      <style:graphic-properties draw:stroke="none" svg:stroke-color="#000000" draw:fill="none" draw:fill-color="#ffffff" fo:min-height="0.552cm" style:run-through="foreground"/>
    </style:style>
    <style:style style:name="gr29" style:family="graphic">
      <style:graphic-properties draw:stroke="none" svg:stroke-color="#000000" draw:fill="none" draw:fill-color="#ffffff" fo:min-height="0.566cm" style:run-through="foreground"/>
    </style:style>
    <style:style style:name="gr30" style:family="graphic">
      <style:graphic-properties draw:stroke="none" svg:stroke-color="#000000" draw:fill="none" draw:fill-color="#ffffff" fo:min-height="1.104cm" style:run-through="foreground"/>
    </style:style>
    <style:style style:name="gr31" style:family="graphic">
      <style:graphic-properties svg:stroke-width="0.051cm" svg:stroke-color="#ed1c24" draw:marker-start-width="0.429cm" draw:marker-end-width="0.429cm" draw:fill-color="#72bf44" draw:textarea-horizontal-align="center" draw:textarea-vertical-align="middle" fo:padding-top="0.025cm" fo:padding-bottom="0.025cm" fo:padding-left="0.025cm" fo:padding-right="0.025cm" style:run-through="foreground"/>
    </style:style>
    <style:style style:name="gr32" style:family="graphic">
      <style:graphic-properties draw:stroke="none" svg:stroke-color="#000000" draw:fill="none" draw:fill-color="#ffffff" fo:min-height="5.191cm" style:run-through="foreground"/>
    </style:style>
    <style:style style:name="gr33" style:family="graphic">
      <style:graphic-properties draw:stroke="none" svg:stroke-color="#000000" draw:fill="none" draw:fill-color="#ffffff" fo:min-height="0.99cm" style:run-through="foreground"/>
    </style:style>
    <style:style style:name="gr34" style:family="graphic">
      <style:graphic-properties draw:stroke="none" svg:stroke-color="#000000" draw:fill="none" draw:fill-color="#ffffff" fo:min-height="8.398cm" style:run-through="foreground"/>
    </style:style>
    <style:style style:name="gr35" style:family="graphic">
      <style:graphic-properties draw:stroke="none" svg:stroke-color="#000000" draw:fill="none" draw:fill-color="#ffffff" fo:min-height="0.58cm" style:run-through="foreground"/>
    </style:style>
    <style:style style:name="gr36" style:family="graphic">
      <style:graphic-properties draw:stroke="none" svg:stroke-color="#000000" draw:fill="none" draw:fill-color="#ffffff" fo:min-height="0.55cm" style:run-through="foreground"/>
    </style:style>
    <style:style style:name="gr37" style:family="graphic">
      <style:graphic-properties draw:stroke="none" svg:stroke-color="#000000" draw:fill="none" draw:fill-color="#ffffff" fo:min-height="0.603cm" style:run-through="foreground"/>
    </style:style>
    <style:style style:name="gr38" style:family="graphic">
      <style:graphic-properties draw:stroke="none" svg:stroke-color="#000000" draw:fill="none" draw:fill-color="#ffffff" fo:min-height="5.435cm" style:run-through="foreground"/>
    </style:style>
    <style:style style:name="gr39" style:family="graphic">
      <style:graphic-properties style:run-through="foreground" style:vertical-pos="from-top" style:vertical-rel="paragraph" style:horizontal-pos="from-left" style:horizontal-rel="paragraph"/>
    </style:style>
    <style:style style:name="gr40" style:family="graphic">
      <style:graphic-properties draw:stroke="none" svg:stroke-color="#000000" draw:fill="none" draw:fill-color="#ffffff" fo:min-height="5.74cm" style:run-through="foreground"/>
    </style:style>
    <style:style style:name="gr41" style:family="graphic">
      <style:graphic-properties draw:stroke="none" svg:stroke-color="#000000" draw:fill="none" draw:fill-color="#ffffff" fo:min-height="0.547cm" style:run-through="foreground"/>
    </style:style>
    <style:style style:name="gr42" style:family="graphic">
      <style:graphic-properties draw:stroke="none" svg:stroke-color="#000000" draw:fill="none" draw:fill-color="#ffffff" fo:min-height="0.545cm" style:run-through="foreground"/>
    </style:style>
    <style:style style:name="gr43" style:family="graphic">
      <style:graphic-properties draw:stroke="none" svg:stroke-color="#000000" draw:fill="none" draw:fill-color="#ffffff" fo:min-height="1.087cm" style:run-through="foreground"/>
    </style:style>
    <style:style style:name="gr44" style:family="graphic">
      <style:graphic-properties draw:stroke="none" svg:stroke-color="#000000" draw:fill="none" draw:fill-color="#ffffff" fo:min-height="6.916cm" style:run-through="foreground"/>
    </style:style>
    <style:style style:name="gr45" style:family="graphic">
      <style:graphic-properties draw:stroke="none" svg:stroke-color="#000000" draw:fill="none" draw:fill-color="#ffffff" fo:min-height="0.559cm" style:run-through="foreground"/>
    </style:style>
    <style:style style:name="gr46" style:family="graphic">
      <style:graphic-properties draw:stroke="none" svg:stroke-color="#000000" draw:fill="none" draw:fill-color="#ffffff" fo:min-height="0.365cm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Shape1" draw:style-name="gr1" svg:width="13.893cm" svg:height="20.335cm" svg:x="0.501cm" svg:y="0.97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4" draw:style-name="gr2" draw:text-style-name="P6" svg:width="6.256cm" svg:height="3.248cm" svg:x="4.533cm" svg:y="1.168cm"><draw:text-box><text:p><text:span text:style-name="T1">Test suite</text:span></text:p></draw:text-box></draw:frame><draw:g text:anchor-type="paragraph" draw:z-index="2" draw:style-name="gr3"><draw:custom-shape draw:name="Shape2" draw:style-name="gr4" draw:text-style-name="P7" svg:width="11.676cm" svg:height="3.885cm" svg:x="1.61cm" svg:y="3.1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3.263cm"><draw:text-box><text:p><text:span text:style-name="T2">Test routine 1</text:span></text:p></draw:text-box></draw:frame></draw:g><draw:g text:anchor-type="paragraph" draw:z-index="4" draw:style-name="gr3"><draw:custom-shape draw:name="Shape2" draw:style-name="gr4" draw:text-style-name="P7" svg:width="11.676cm" svg:height="3.885cm" svg:x="1.61cm" svg:y="7.37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7.454cm"><draw:text-box><text:p><text:span text:style-name="T2">Test routine 2</text:span></text:p></draw:text-box></draw:frame></draw:g><draw:g text:anchor-type="paragraph" draw:z-index="5" draw:style-name="gr3"><draw:custom-shape draw:name="Shape2" draw:style-name="gr4" draw:text-style-name="P7" svg:width="11.676cm" svg:height="3.885cm" svg:x="1.61cm" svg:y="11.6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5" draw:text-style-name="P8" svg:width="7.556cm" svg:height="1.514cm" svg:x="3.903cm" svg:y="11.741cm"><draw:text-box><text:p><text:span text:style-name="T2">Test routine 3</text:span></text:p></draw:text-box></draw:frame></draw:g><draw:custom-shape text:anchor-type="paragraph" draw:z-index="8" draw:name="Shape3" draw:style-name="gr19" draw:text-style-name="P9" svg:width="9.334cm" svg:height="0.819cm" svg:x="2.646cm" svg:y="5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9" draw:name="Shape3" draw:style-name="gr19" draw:text-style-name="P9" svg:width="9.334cm" svg:height="0.819cm" svg:x="2.646cm" svg:y="4.8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0" draw:name="Shape3" draw:style-name="gr20" draw:text-style-name="P9" svg:width="9.334cm" svg:height="1.721cm" svg:x="2.646cm" svg:y="9.1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1" draw:name="Shape3" draw:style-name="gr21" draw:text-style-name="P9" svg:width="9.334cm" svg:height="0.466cm" svg:x="2.646cm" svg:y="13.3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2" draw:name="Shape3" draw:style-name="gr21" draw:text-style-name="P9" svg:width="9.334cm" svg:height="0.466cm" svg:x="2.646cm" svg:y="14.0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3" draw:name="Shape3" draw:style-name="gr21" draw:text-style-name="P9" svg:width="9.334cm" svg:height="0.466cm" svg:x="2.646cm" svg:y="14.67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2" draw:style-name="gr17" draw:text-style-name="P7" svg:width="11.676cm" svg:height="3.885cm" svg:x="1.61cm" svg:y="15.9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4" draw:style-name="gr18" draw:text-style-name="P8" svg:width="7.905cm" svg:height="2.761cm" svg:x="3.665cm" svg:y="15.979cm"><draw:text-box><text:p><text:span text:style-name="T2">Test routines ...</text:span></text:p></draw:text-box></draw:frame><draw:g text:anchor-type="paragraph" draw:z-index="3" draw:style-name="gr6"><draw:custom-shape draw:name="Shape1" draw:style-name="gr7" svg:width="13.893cm" svg:height="23.672cm" svg:x="17.905cm" svg:y="0.07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7" svg:width="11.676cm" svg:height="10.185cm" svg:x="19.013cm" svg:y="12.6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2" draw:style-name="gr8" draw:text-style-name="P7" svg:width="11.676cm" svg:height="10.185cm" svg:x="19.013cm" svg:y="2.28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9" draw:text-style-name="P9" svg:width="9.334cm" svg:height="7.891cm" svg:x="20.013cm" svg:y="4.0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9" svg:width="9.334cm" svg:height="3.167cm" svg:x="20.059cm" svg:y="18.9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3" draw:style-name="gr10" draw:text-style-name="P9" svg:width="9.334cm" svg:height="3.167cm" svg:x="20.059cm" svg:y="15.4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1" draw:text-style-name="P6" svg:width="6.256cm" svg:height="3.248cm" svg:x="21.937cm" svg:y="0.265cm"><draw:text-box><text:p><text:span text:style-name="T1">Test suite</text:span></text:p></draw:text-box></draw:frame><draw:frame draw:name="Shape4" draw:style-name="gr5" draw:text-style-name="P8" svg:width="7.556cm" svg:height="1.514cm" svg:x="21.308cm" svg:y="2.36cm"><draw:text-box><text:p><text:span text:style-name="T2">Test routine 1</text:span></text:p></draw:text-box></draw:frame><draw:frame draw:name="Shape4" draw:style-name="gr12" draw:text-style-name="P8" svg:width="7.266cm" svg:height="1.467cm" svg:x="21.26cm" svg:y="13.266cm"><draw:text-box><text:p><text:span text:style-name="T2">Test routine 2</text:span></text:p></draw:text-box></draw:frame><draw:frame draw:name="Shape4" draw:style-name="gr12" draw:text-style-name="P10" svg:width="4.813cm" svg:height="1.467cm" svg:x="22.593cm" svg:y="4.122cm"><draw:text-box><text:p><text:span text:style-name="T3">Test case</text:span></text:p></draw:text-box></draw:frame><draw:frame draw:name="Shape4" draw:style-name="gr12" draw:text-style-name="P10" svg:width="5.495cm" svg:height="1.467cm" svg:x="21.974cm" svg:y="15.409cm"><draw:text-box><text:p><text:span text:style-name="T3">Test case 1</text:span></text:p></draw:text-box></draw:frame><draw:custom-shape draw:name="Shape5" draw:style-name="gr13" draw:text-style-name="P11" svg:width="7.891cm" svg:height="1.444cm" svg:x="20.734cm" svg:y="5.84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1" svg:width="7.891cm" svg:height="1.444cm" svg:x="20.734cm" svg:y="7.60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3" draw:text-style-name="P11" svg:width="7.891cm" svg:height="1.444cm" svg:x="20.734cm" svg:y="9.41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2" draw:text-style-name="P10" svg:width="5.495cm" svg:height="1.467cm" svg:x="21.974cm" svg:y="18.934cm"><draw:text-box><text:p><text:span text:style-name="T3">Test case 2</text:span></text:p></draw:text-box></draw:frame><draw:custom-shape draw:name="Shape5" draw:style-name="gr14" draw:text-style-name="P11" svg:width="7.891cm" svg:height="0.659cm" svg:x="20.734cm" svg:y="17.63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4" draw:text-style-name="P11" svg:width="7.891cm" svg:height="0.659cm" svg:x="20.734cm" svg:y="16.7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Shape5" draw:style-name="gr15" draw:text-style-name="P11" svg:width="7.891cm" svg:height="1.324cm" svg:x="20.734cm" svg:y="20.399cm"><text:p/>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Shape4" draw:style-name="gr16" draw:text-style-name="P12" svg:width="5.16cm" svg:height="1.138cm" svg:x="22.117cm" svg:y="6.027cm"><draw:text-box><text:p><text:span text:style-name="T4">Test check 1</text:span></text:p></draw:text-box></draw:frame><draw:frame draw:name="Shape4" draw:style-name="gr16" draw:text-style-name="P12" svg:width="5.16cm" svg:height="1.138cm" svg:x="22.117cm" svg:y="7.789cm"><draw:text-box><text:p><text:span text:style-name="T4">Test check 2</text:span></text:p></draw:text-box></draw:frame><draw:frame draw:name="Shape4" draw:style-name="gr16" draw:text-style-name="P12" svg:width="5.16cm" svg:height="1.138cm" svg:x="22.117cm" svg:y="9.551cm"><draw:text-box><text:p><text:span text:style-name="T4">Test check 3</text:span></text:p></draw:text-box></draw:frame></draw:g></text:p>
      <text:p text:style-name="P4"><draw:g text:anchor-type="paragraph" draw:z-index="18" draw:style-name="gr39"><draw:frame draw:name="Shape5" draw:style-name="gr40" draw:text-style-name="P13" svg:width="12.983cm" svg:height="5.929cm" svg:x="4.14cm" svg:y="0.432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trivial'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 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 expected );</text:span></text:p><text:p><text:span text:style-name="T9">26</text:span></text:p><text:p><text:span text:style-name="T9">27 <text:s text:c="2"/></text:span><text:span text:style-name="T8">test</text:span><text:span text:style-name="T9">.case = </text:span><text:span text:style-name="T10">'empty'</text:span><text:span text:style-name="T9">;</text:span></text:p><text:p><text:span text:style-name="T9">28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/text:span><text:span text:style-name="T9"><text:s/></text:span></text:p><text:p><text:span text:style-name="T9">29</text:span></text:p><text:p><text:span text:style-name="T9">30 }</text:span></text:p></draw:text-box></draw:frame><draw:polyline draw:name="Shape7" draw:style-name="gr23" draw:text-style-name="P14" svg:width="0.287cm" svg:height="2.013cm" draw:transform="rotate (-3.14159265358979) translate (4.30765277777777cm 3.87879166666667cm)" svg:viewBox="0 0 288 2014" draw:points="25,2014 288,2014 288,1901 288,0 0,0"><text:p/></draw:polyline><draw:line draw:name="Shape6" draw:style-name="gr24" draw:text-style-name="P15" svg:x1="11.281cm" svg:y1="2.114cm" svg:x2="14.345cm" svg:y2="2.003cm"><text:p/></draw:line><draw:line draw:name="Shape6" draw:style-name="gr24" draw:text-style-name="P15" svg:x1="13.284cm" svg:y1="3.706cm" svg:x2="14.785cm" svg:y2="3.217cm"><text:p/></draw:line><draw:line draw:name="Shape9" draw:style-name="gr25" draw:text-style-name="P15" svg:x1="4.809cm" svg:y1="0.298cm" svg:x2="4.807cm" svg:y2="6.36cm"><text:p/></draw:line><draw:polyline draw:name="Shape7" draw:style-name="gr26" draw:text-style-name="P14" svg:width="0.525cm" svg:height="5.916cm" draw:transform="rotate (-3.14159265358979) translate (4.30765277777777cm 6.30484077892328cm)" svg:viewBox="0 0 526 5917" draw:points="46,5917 526,5917 526,5584 526,0 0,0"><text:p/></draw:polyline><draw:frame draw:name="Shape8" draw:style-name="gr30" draw:text-style-name="P17" svg:width="3.361cm" svg:height="1.105cm" svg:x="0.161cm" svg:y="0.273cm"><draw:text-box><text:p text:style-name="P15"><text:span text:style-name="T11">test routine</text:span></text:p><text:p text:style-name="P15"><text:span text:style-name="T11">'joinTwo'</text:span></text:p></draw:text-box></draw:frame><draw:frame draw:name="Shape8" draw:style-name="gr41" draw:text-style-name="P16" svg:width="8.125cm" svg:height="0.548cm" svg:x="14.494cm" svg:y="1.756cm"><draw:text-box><text:p><text:span text:style-name="T11">opening of test case 'trivial'</text:span></text:p></draw:text-box></draw:frame><draw:frame draw:name="Shape8" draw:style-name="gr42" draw:text-style-name="P19" svg:width="7.552cm" svg:height="0.546cm" svg:x="14.886cm" svg:y="2.76cm"><draw:text-box><text:p><text:span text:style-name="T11">test check </text:span></text:p></draw:text-box></draw:frame><draw:polyline draw:name="Shape7" draw:style-name="gr23" draw:text-style-name="P14" svg:width="0.287cm" svg:height="2.013cm" svg:x="13.358cm" svg:y="1.918cm" svg:viewBox="0 0 288 2014" draw:points="25,2014 288,2014 288,1901 288,0 0,0"><text:p/></draw:polyline><draw:polyline draw:name="Shape7" draw:style-name="gr23" draw:text-style-name="P14" svg:width="0.287cm" svg:height="1.008cm" draw:transform="rotate (-3.14159265358979) translate (4.30765277777777cm 5.35516666666667cm)" svg:viewBox="0 0 288 1009" draw:points="25,1009 288,1009 288,952 288,0 0,0"><text:p/></draw:polyline><draw:polyline draw:name="Shape7" draw:style-name="gr23" draw:text-style-name="P14" svg:width="0.287cm" svg:height="1.008cm" svg:x="15.837cm" svg:y="4.415cm" svg:viewBox="0 0 288 1009" draw:points="25,1009 288,1009 288,952 288,0 0,0"><text:p/></draw:polyline><draw:line draw:name="Shape6" draw:style-name="gr24" draw:text-style-name="P15" svg:x1="10.64cm" svg:y1="4.628cm" svg:x2="16.946cm" svg:y2="4.076cm"><text:p/></draw:line><draw:frame draw:name="Shape8" draw:style-name="gr43" draw:text-style-name="P21" svg:width="8.459cm" svg:height="1.087cm" svg:x="17.123cm" svg:y="3.677cm"><draw:text-box><text:p text:style-name="P20"><text:span text:style-name="T11">opening of test case 'empty'</text:span></text:p><text:p text:style-name="P20"><text:span text:style-name="T11">it closes the test case 'trivial'</text:span></text:p></draw:text-box></draw:frame><draw:line draw:name="Shape6" draw:style-name="gr24" draw:text-style-name="P15" svg:x1="14.544cm" svg:y1="5.422cm" svg:x2="16.661cm" svg:y2="5.575cm"><text:p/></draw:line><draw:frame draw:name="Shape8" draw:style-name="gr42" draw:text-style-name="P19" svg:width="7.552cm" svg:height="0.546cm" svg:x="16.782cm" svg:y="5.429cm"><draw:text-box><text:p><text:span text:style-name="T11">test check </text:span></text:p></draw:text-box></draw:frame></draw:g></text:p>
      <text:p text:style-name="P1"/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9" draw:style-name="gr39"><draw:frame draw:name="Shape5" draw:style-name="gr44" draw:text-style-name="P13" svg:width="13.5cm" svg:height="6.917cm" svg:x="4.021cm" svg:y="0.50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trivial' </text:span><text:span text:style-name="T5">)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identical( got,expected );</text:span></text:p><text:p><text:span text:style-name="T9">26 <text:s text:c="2"/></text:span><text:span text:style-name="T8">test</text:span><text:span text:style-name="T9">.close( </text:span><text:span text:style-name="T10">'trivial' </text:span><text:span text:style-name="T12">);</text:span></text:p><text:p><text:span text:style-name="T12">27</text:span></text:p><text:p><text:span text:style-name="T9">28 <text:s text:c="2"/></text:span><text:span text:style-name="T8">test</text:span><text:span text:style-name="T9">.open( </text:span><text:span text:style-name="T10">'empty' </text:span><text:span text:style-name="T5">)</text:span><text:span text:style-name="T9">;</text:span></text:p><text:p><text:span text:style-name="T9">29 <text:s text:c="2"/></text:span><text:span text:style-name="T8">test</text:span><text:span text:style-name="T9">.identical( Join.join( </text:span><text:span text:style-name="T10">''</text:span><text:span text:style-name="T12">, </text:span><text:span text:style-name="T10">'' </text:span><text:span text:style-name="T9">), </text:span><text:span text:style-name="T10">''</text:span><text:span text:style-name="T9"> ); </text:span><text:span text:style-name="T9"><text:s/></text:span></text:p><text:p><text:span text:style-name="T9">30 <text:s text:c="2"/></text:span><text:span text:style-name="T8">test</text:span><text:span text:style-name="T9">.close( </text:span><text:span text:style-name="T10">'empty' </text:span><text:span text:style-name="T12">);</text:span></text:p><text:p><text:span text:style-name="T9">31</text:span></text:p><text:p><text:span text:style-name="T9">32 }</text:span></text:p></draw:text-box></draw:frame><draw:polyline draw:name="Shape7" draw:style-name="gr23" draw:text-style-name="P14" svg:width="0.287cm" svg:height="2.51cm" draw:transform="rotate (-3.14159265358979) translate (4.18847222222222cm 4.44929166666667cm)" svg:viewBox="0 0 288 2511" draw:points="25,2511 288,2511 288,2370 288,0 0,0"><text:p/></draw:polyline><draw:line draw:name="Shape6" draw:style-name="gr24" draw:text-style-name="P15" svg:x1="11.62cm" svg:y1="2.282cm" svg:x2="14.25cm" svg:y2="2.016cm"><text:p/></draw:line><draw:line draw:name="Shape6" draw:style-name="gr24" draw:text-style-name="P15" svg:x1="11.844cm" svg:y1="3.49cm" svg:x2="14.571cm" svg:y2="2.889cm"><text:p/></draw:line><draw:line draw:name="Shape9" draw:style-name="gr25" draw:text-style-name="P15" svg:x1="4.69cm" svg:y1="0.372cm" svg:x2="4.688cm" svg:y2="7.422cm"><text:p/></draw:line><draw:polyline draw:name="Shape7" draw:style-name="gr26" draw:text-style-name="P14" svg:width="0.525cm" svg:height="6.958cm" draw:transform="rotate (-3.14159265358979) translate (4.18847222222222cm 7.42224290604949cm)" svg:viewBox="0 0 526 6959" draw:points="46,6959 526,6959 526,6567 526,0 0,0"><text:p/></draw:polyline><draw:frame draw:name="Shape8" draw:style-name="gr30" draw:text-style-name="P17" svg:width="3.361cm" svg:height="1.105cm" svg:x="0.042cm" svg:y="0.347cm"><draw:text-box><text:p text:style-name="P15"><text:span text:style-name="T11">test routine</text:span></text:p><text:p text:style-name="P15"><text:span text:style-name="T11">'joinTwo'</text:span></text:p></draw:text-box></draw:frame><draw:frame draw:name="Shape8" draw:style-name="gr45" draw:text-style-name="P16" svg:width="8.415cm" svg:height="0.56cm" svg:x="14.25cm" svg:y="1.456cm"><draw:text-box><text:p><text:span text:style-name="T11">opening of test case 'trivial'</text:span></text:p></draw:text-box></draw:frame><draw:frame draw:name="Shape8" draw:style-name="gr28" draw:text-style-name="P23" svg:width="3.01cm" svg:height="0.553cm" svg:x="14.571cm" svg:y="2.453cm"><draw:text-box><text:p text:style-name="P22"><text:span text:style-name="T14">test check </text:span></text:p></draw:text-box></draw:frame><draw:polyline draw:name="Shape7" draw:style-name="gr23" draw:text-style-name="P14" svg:width="0.287cm" svg:height="2.457cm" svg:x="13.239cm" svg:y="1.992cm" svg:viewBox="0 0 288 2458" draw:points="25,2458 288,2458 288,2320 288,0 0,0"><text:p/></draw:polyline><draw:frame draw:name="Shape8" draw:style-name="gr46" draw:text-style-name="P16" svg:width="8.333cm" svg:height="0.496cm" svg:x="14.338cm" svg:y="3.429cm"><draw:text-box><text:p><text:span text:style-name="T11">closing of test case 'trivial'</text:span></text:p></draw:text-box></draw:frame><draw:line draw:name="Shape6" draw:style-name="gr24" draw:text-style-name="P15" svg:x1="11.73cm" svg:y1="4.228cm" svg:x2="14.418cm" svg:y2="4.067cm"><text:p/></draw:line><draw:polyline draw:name="Shape7" draw:style-name="gr23" draw:text-style-name="P14" svg:width="0.287cm" svg:height="1.478cm" draw:transform="rotate (-3.14159265358979) translate (4.18847222222222cm 6.41779166666667cm)" svg:viewBox="0 0 288 1479" draw:points="25,1479 288,1479 288,1396 288,0 0,0"><text:p/></draw:polyline><draw:line draw:name="Shape6" draw:style-name="gr24" draw:text-style-name="P15" svg:x1="11.62cm" svg:y1="5.143cm" svg:x2="17.19cm" svg:y2="5.136cm"><text:p/></draw:line><draw:line draw:name="Shape6" draw:style-name="gr24" draw:text-style-name="P15" svg:x1="15.901cm" svg:y1="5.697cm" svg:x2="17.52cm" svg:y2="5.889cm"><text:p/></draw:line><draw:frame draw:name="Shape8" draw:style-name="gr45" draw:text-style-name="P16" svg:width="8.415cm" svg:height="0.56cm" svg:x="17.399cm" svg:y="4.864cm"><draw:text-box><text:p><text:span text:style-name="T11">opening of test case 'trivial'</text:span></text:p></draw:text-box></draw:frame><draw:frame draw:name="Shape8" draw:style-name="gr28" draw:text-style-name="P23" svg:width="3.01cm" svg:height="0.553cm" svg:x="17.66cm" svg:y="5.619cm"><draw:text-box><text:p text:style-name="P22"><text:span text:style-name="T14">test check </text:span></text:p></draw:text-box></draw:frame><draw:frame draw:name="Shape8" draw:style-name="gr46" draw:text-style-name="P16" svg:width="8.333cm" svg:height="0.496cm" svg:x="17.529cm" svg:y="6.434cm"><draw:text-box><text:p><text:span text:style-name="T11">closing of test case 'trivial'</text:span></text:p></draw:text-box></draw:frame><draw:line draw:name="Shape6" draw:style-name="gr24" draw:text-style-name="P15" svg:x1="11.019cm" svg:y1="6.201cm" svg:x2="17.321cm" svg:y2="6.755cm"><text:p/></draw:line><draw:polyline draw:name="Shape7" draw:style-name="gr23" draw:text-style-name="P14" svg:width="0.287cm" svg:height="1.478cm" svg:x="16cm" svg:y="4.937cm" svg:viewBox="0 0 288 1479" draw:points="25,1479 288,1479 288,1396 288,0 0,0"><text:p/></draw:polylin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g text:anchor-type="paragraph" draw:z-index="17" draw:style-name="gr3"><draw:frame draw:name="Shape5" draw:style-name="gr38" draw:text-style-name="P13" svg:width="14.652cm" svg:height="5.435cm" svg:x="4.051cm" svg:y="0.392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Join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Join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}</text:span></text:p></draw:text-box></draw:frame><draw:polyline draw:name="Shape7" draw:style-name="gr23" draw:text-style-name="P14" svg:width="0.287cm" svg:height="2.978cm" draw:transform="rotate (-3.14159265358979) translate (4.21845833333332cm 4.80306944444455cm)" svg:viewBox="0 0 288 2979" draw:points="25,2979 288,2979 288,2812 288,0 0,0"><text:p/></draw:polyline><draw:line draw:name="Shape6" draw:style-name="gr24" draw:text-style-name="P15" svg:x1="11.823cm" svg:y1="2.114cm" svg:x2="15.455cm" svg:y2="1.32cm"><text:p/></draw:line><draw:line draw:name="Shape9" draw:style-name="gr25" draw:text-style-name="P15" svg:x1="4.72cm" svg:y1="0.261cm" svg:x2="4.722cm" svg:y2="5.826cm"><text:p/></draw:line><draw:polyline draw:name="Shape7" draw:style-name="gr26" draw:text-style-name="P14" svg:width="0.525cm" svg:height="5.43cm" draw:transform="rotate (-3.14159265358979) translate (4.21845833333332cm 5.78183197133524cm)" svg:viewBox="0 0 526 5431" draw:points="46,5431 526,5431 526,5126 526,0 0,0"><text:p/></draw:polyline><draw:frame draw:name="Shape8" draw:style-name="gr30" draw:text-style-name="P17" svg:width="3.361cm" svg:height="1.105cm" svg:x="0.072cm" svg:y="0.233cm"><draw:text-box><text:p text:style-name="P15"><text:span text:style-name="T11">test routine</text:span></text:p><text:p text:style-name="P15"><text:span text:style-name="T11">'joinTwo'</text:span></text:p></draw:text-box></draw:frame><draw:frame draw:name="Shape8" draw:style-name="gr35" draw:text-style-name="P16" svg:width="7.43cm" svg:height="0.581cm" svg:x="15.719cm" svg:y="0.889cm"><draw:text-box><text:p><text:span text:style-name="T11">opening of test case 'string'</text:span></text:p></draw:text-box></draw:frame><draw:frame draw:name="Shape8" draw:style-name="gr35" draw:text-style-name="P16" svg:width="7.564cm" svg:height="0.581cm" svg:x="18.072cm" svg:y="4.038cm"><draw:text-box><text:p><text:span text:style-name="T11">closing of test case 'string'</text:span></text:p></draw:text-box></draw:frame><draw:line draw:name="Shape6" draw:style-name="gr24" draw:text-style-name="P15" svg:x1="11.506cm" svg:y1="4.618cm" svg:x2="17.882cm" svg:y2="4.353cm"><text:p/></draw:line><draw:polyline draw:name="Shape7" draw:style-name="gr23" draw:text-style-name="P14" svg:width="0.287cm" svg:height="2.978cm" svg:x="17.128cm" svg:y="1.824cm" svg:viewBox="0 0 288 2979" draw:points="25,2979 288,2979 288,2812 288,0 0,0"><text:p/></draw:polyline><draw:frame draw:name="Shape8" draw:style-name="gr36" draw:text-style-name="P16" svg:width="7.088cm" svg:height="0.551cm" svg:x="18.305cm" svg:y="1.912cm"><draw:text-box><text:p><text:span text:style-name="T11">inner test case 'trivial'</text:span></text:p></draw:text-box></draw:frame><draw:line draw:name="Shape6" draw:style-name="gr24" draw:text-style-name="P15" svg:x1="11.162cm" svg:y1="2.635cm" svg:x2="18.115cm" svg:y2="2.18cm"><text:p/></draw:line><draw:frame draw:name="Shape8" draw:style-name="gr36" draw:text-style-name="P16" svg:width="7.088cm" svg:height="0.551cm" svg:x="18.406cm" svg:y="2.939cm"><draw:text-box><text:p><text:span text:style-name="T11">inner test case 'empty'</text:span></text:p></draw:text-box></draw:frame><draw:line draw:name="Shape6" draw:style-name="gr24" draw:text-style-name="P15" svg:x1="10.699cm" svg:y1="3.662cm" svg:x2="18.18cm" svg:y2="3.27cm"><text:p/></draw:line></draw:g></text:p>
      <text:p text:style-name="P2"/>
      <text:p text:style-name="P2"/>
      <text:p text:style-name="P2"/>
      <text:p text:style-name="P3"><draw:g text:anchor-type="paragraph" draw:z-index="16" draw:style-name="gr3"><draw:frame draw:name="Shape5" draw:style-name="gr34" draw:text-style-name="P13" svg:width="14.652cm" svg:height="8.399cm" svg:x="4.152cm" svg:y="17.2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3">'string'</text:span><text:span text:style-name="T10"> </text:span><text:span text:style-name="T5">);</text:span></text:p><text:p><text:span text:style-name="T9">23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24 <text:s text:c="2"/></text:span><text:span text:style-name="T8">test</text:span><text:span text:style-name="T9">.identical( Hello.join( </text:span><text:span text:style-name="T10">'a'</text:span><text:span text:style-name="T9">, </text:span><text:span text:style-name="T10">'b'</text:span><text:span text:style-name="T9"> ), </text:span><text:span text:style-name="T10">'ab'</text:span><text:span text:style-name="T9"> );</text:span></text:p><text:p><text:span text:style-name="T9">25 <text:s text:c="2"/></text:span><text:span text:style-name="T8">test</text:span><text:span text:style-name="T9">.case = </text:span><text:span text:style-name="T13">'empty'</text:span><text:span text:style-name="T9">;</text:span></text:p><text:p><text:span text:style-name="T9">26 <text:s text:c="2"/></text:span><text:span text:style-name="T8">test</text:span><text:span text:style-name="T9">.identical( Hello.join( </text:span><text:span text:style-name="T10">''</text:span><text:span text:style-name="T9">, </text:span><text:span text:style-name="T10">''</text:span><text:span text:style-name="T9"> ), </text:span><text:span text:style-name="T10">''</text:span><text:span text:style-name="T9"> );</text:span></text:p><text:p><text:span text:style-name="T9">27 <text:s text:c="2"/></text:span><text:span text:style-name="T8">test</text:span><text:span text:style-name="T9">.close( </text:span><text:span text:style-name="T13">'string'</text:span><text:span text:style-name="T10"> </text:span><text:span text:style-name="T12">);</text:span></text:p><text:p><text:span text:style-name="T12">28</text:span></text:p><text:p><text:span text:style-name="T12">29 <text:s text:c="2"/></text:span><text:span text:style-name="T8">test</text:span><text:span text:style-name="T12">.open( </text:span><text:span text:style-name="T13">'number'</text:span><text:span text:style-name="T10"> </text:span><text:span text:style-name="T12">);</text:span></text:p><text:p><text:span text:style-name="T9">30 <text:s text:c="2"/></text:span><text:span text:style-name="T8">test</text:span><text:span text:style-name="T9">.case = </text:span><text:span text:style-name="T13">'trivial'</text:span><text:span text:style-name="T9">;</text:span></text:p><text:p><text:span text:style-name="T9">31 <text:s text:c="2"/></text:span><text:span text:style-name="T8">test</text:span><text:span text:style-name="T9">.identical( Hello.join( </text:span><text:span text:style-name="T5">1, 3</text:span><text:span text:style-name="T9"> ), </text:span><text:span text:style-name="T10">'13'</text:span><text:span text:style-name="T9"> );</text:span></text:p><text:p><text:span text:style-name="T9">32 <text:s text:c="2"/></text:span><text:span text:style-name="T8">test</text:span><text:span text:style-name="T9">.case = </text:span><text:span text:style-name="T13">'zeroes'</text:span><text:span text:style-name="T9">;</text:span></text:p><text:p><text:span text:style-name="T9">33 <text:s text:c="2"/></text:span><text:span text:style-name="T8">test</text:span><text:span text:style-name="T9">.identical( Hello.join( 0</text:span><text:span text:style-name="T12">, 0</text:span><text:span text:style-name="T9"> ), </text:span><text:span text:style-name="T10">'00'</text:span><text:span text:style-name="T9"> );</text:span></text:p><text:p><text:span text:style-name="T9">34 <text:s text:c="2"/></text:span><text:span text:style-name="T8">test</text:span><text:span text:style-name="T9">.close( </text:span><text:span text:style-name="T13">'number'</text:span><text:span text:style-name="T10"> </text:span><text:span text:style-name="T12">);</text:span></text:p><text:p><text:span text:style-name="T12">35 }</text:span></text:p></draw:text-box></draw:frame><draw:polyline draw:name="Shape7" draw:style-name="gr23" draw:text-style-name="P14" svg:width="0.287cm" svg:height="2.978cm" draw:transform="rotate (-3.14159265358979) translate (4.31999999999999cm 21.6676111111112cm)" svg:viewBox="0 0 288 2979" draw:points="25,2979 288,2979 288,2812 288,0 0,0"><text:p/></draw:polyline><draw:line draw:name="Shape6" draw:style-name="gr24" draw:text-style-name="P15" svg:x1="11.924cm" svg:y1="18.978cm" svg:x2="15.556cm" svg:y2="18.184cm"><text:p/></draw:line><draw:line draw:name="Shape9" draw:style-name="gr25" draw:text-style-name="P15" svg:x1="4.821cm" svg:y1="17.125cm" svg:x2="4.819cm" svg:y2="25.817cm"><text:p/></draw:line><draw:polyline draw:name="Shape7" draw:style-name="gr26" draw:text-style-name="P14" svg:width="0.525cm" svg:height="8.489cm" draw:transform="rotate (-3.14159265358979) translate (4.31999999999999cm 25.7038466990483cm)" svg:viewBox="0 0 526 8490" draw:points="46,8490 526,8490 526,8013 526,0 0,0"><text:p/></draw:polyline><draw:frame draw:name="Shape8" draw:style-name="gr30" draw:text-style-name="P17" svg:width="3.361cm" svg:height="1.105cm" svg:x="0.173cm" svg:y="17.097cm"><draw:text-box><text:p text:style-name="P15"><text:span text:style-name="T11">test routine</text:span></text:p><text:p text:style-name="P15"><text:span text:style-name="T11">'joinTwo'</text:span></text:p></draw:text-box></draw:frame><draw:frame draw:name="Shape8" draw:style-name="gr35" draw:text-style-name="P16" svg:width="7.43cm" svg:height="0.581cm" svg:x="15.82cm" svg:y="17.753cm"><draw:text-box><text:p><text:span text:style-name="T11">opening of test case 'string'</text:span></text:p></draw:text-box></draw:frame><draw:frame draw:name="Shape8" draw:style-name="gr35" draw:text-style-name="P16" svg:width="7.564cm" svg:height="0.581cm" svg:x="18.173cm" svg:y="20.902cm"><draw:text-box><text:p><text:span text:style-name="T11">closing of test case 'string'</text:span></text:p></draw:text-box></draw:frame><draw:line draw:name="Shape6" draw:style-name="gr24" draw:text-style-name="P15" svg:x1="11.608cm" svg:y1="21.482cm" svg:x2="17.984cm" svg:y2="21.217cm"><text:p/></draw:line><draw:polyline draw:name="Shape7" draw:style-name="gr23" draw:text-style-name="P14" svg:width="0.287cm" svg:height="2.978cm" draw:transform="rotate (-3.14159265358979) translate (4.31999999999999cm 25.1865694444444cm)" svg:viewBox="0 0 288 2979" draw:points="25,2979 288,2979 288,2812 288,0 0,0"><text:p/></draw:polyline><draw:polyline draw:name="Shape7" draw:style-name="gr23" draw:text-style-name="P14" svg:width="0.287cm" svg:height="2.978cm" svg:x="16.217cm" svg:y="22.208cm" svg:viewBox="0 0 288 2979" draw:points="25,2979 288,2979 288,2812 288,0 0,0"><text:p/></draw:polyline><draw:polyline draw:name="Shape7" draw:style-name="gr23" draw:text-style-name="P14" svg:width="0.287cm" svg:height="2.978cm" svg:x="17.229cm" svg:y="18.689cm" svg:viewBox="0 0 288 2979" draw:points="25,2979 288,2979 288,2812 288,0 0,0"><text:p/></draw:polyline><draw:frame draw:name="Shape8" draw:style-name="gr36" draw:text-style-name="P16" svg:width="4.652cm" svg:height="0.551cm" svg:x="19.234cm" svg:y="19.669cm"><draw:text-box><text:p><text:span text:style-name="T11">inner test cases</text:span></text:p></draw:text-box></draw:frame><draw:line draw:name="Shape6" draw:style-name="gr24" draw:text-style-name="P15" svg:x1="11.344cm" svg:y1="20.347cm" svg:x2="18.996cm" svg:y2="20.089cm"><text:p/></draw:line><draw:line draw:name="Shape6" draw:style-name="gr24" draw:text-style-name="P15" svg:x1="11.264cm" svg:y1="19.499cm" svg:x2="18.995cm" svg:y2="19.764cm"><text:p/></draw:line><draw:line draw:name="Shape6" draw:style-name="gr24" draw:text-style-name="P15" svg:x1="11.185cm" svg:y1="22.488cm" svg:x2="17.323cm" svg:y2="22.409cm"><text:p/></draw:line><draw:frame draw:name="Shape8" draw:style-name="gr37" draw:text-style-name="P16" svg:width="7.534cm" svg:height="0.604cm" svg:x="17.5cm" svg:y="22.122cm"><draw:text-box><text:p><text:span text:style-name="T11">opening of test case 'number'</text:span></text:p></draw:text-box></draw:frame><draw:frame draw:name="Shape8" draw:style-name="gr27" draw:text-style-name="P16" svg:width="7.61cm" svg:height="0.496cm" svg:x="17.687cm" svg:y="24.638cm"><draw:text-box><text:p><text:span text:style-name="T11">closing of test case 'number'</text:span></text:p></draw:text-box></draw:frame><draw:line draw:name="Shape6" draw:style-name="gr24" draw:text-style-name="P15" svg:x1="11.337cm" svg:y1="24.895cm" svg:x2="17.489cm" svg:y2="24.895cm"><text:p/></draw:line><draw:line draw:name="Shape6" draw:style-name="gr24" draw:text-style-name="P15" svg:x1="11.365cm" svg:y1="23.844cm" svg:x2="19.017cm" svg:y2="23.586cm"><text:p/></draw:line><draw:line draw:name="Shape6" draw:style-name="gr24" draw:text-style-name="P15" svg:x1="11.287cm" svg:y1="22.995cm" svg:x2="19.018cm" svg:y2="23.26cm"><text:p/></draw:line><draw:frame draw:name="Shape8" draw:style-name="gr36" draw:text-style-name="P16" svg:width="4.652cm" svg:height="0.551cm" svg:x="19.154cm" svg:y="23.168cm"><draw:text-box><text:p><text:span text:style-name="T11">inner test cases</text:span></text:p></draw:text-box></draw:frame></draw:g><draw:g text:anchor-type="paragraph" draw:z-index="14" draw:style-name="gr3"><draw:frame draw:name="Shape5" draw:style-name="gr22" draw:text-style-name="P13" svg:width="12.383cm" svg:height="6.51cm" svg:x="4cm" svg:y="9.32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open( </text:span><text:span text:style-name="T10">'join strings' </text:span><text:span text:style-name="T5">)</text:span><text:span text:style-name="T9">;</text:span></text:p><text:p><text:span text:style-name="T9">23 <text:s text:c="2"/></text:span><text:span text:style-name="T6">var</text:span><text:span text:style-name="T9"> got = Join.join( </text:span><text:span text:style-name="T10">'a'</text:span><text:span text:style-name="T5">,</text:span><text:span text:style-name="T10">'b' </text:span><text:span text:style-name="T9">);</text:span></text:p><text:p><text:span text:style-name="T9">24 <text:s text:c="2"/></text:span><text:span text:style-name="T6">var</text:span><text:span text:style-name="T9"> expected = </text:span><text:span text:style-name="T10">'ab'</text:span><text:span text:style-name="T9">;</text:span></text:p><text:p><text:span text:style-name="T9">25 <text:s text:c="2"/></text:span><text:span text:style-name="T8">test</text:span><text:span text:style-name="T9">.open( </text:span><text:span text:style-name="T10">'anotherValues' </text:span><text:span text:style-name="T9">);</text:span></text:p><text:p><text:span text:style-name="T9">26</text:span><text:span text:style-name="T9"><text:tab/></text:span><text:span text:style-name="T8">test</text:span><text:span text:style-name="T9">.identical( Join.join( 1,2 ), </text:span><text:span text:style-name="T10">'12' </text:span><text:span text:style-name="T5">)</text:span><text:span text:style-name="T9">;</text:span></text:p><text:p><text:span text:style-name="T9">27 <text:s text:c="2"/></text:span><text:span text:style-name="T8">test</text:span><text:span text:style-name="T9">.close( </text:span><text:span text:style-name="T10">'anotherValues' </text:span><text:span text:style-name="T5">)</text:span><text:span text:style-name="T9">;</text:span></text:p><text:p><text:span text:style-name="T9">28 <text:s text:c="2"/></text:span><text:span text:style-name="T8">test</text:span><text:span text:style-name="T9">.identical( got,expected</text:span><text:span text:style-name="T10"> </text:span><text:span text:style-name="T5">);</text:span></text:p><text:p><text:span text:style-name="T9">29 <text:s text:c="2"/></text:span><text:span text:style-name="T8">test</text:span><text:span text:style-name="T9">.close( </text:span><text:span text:style-name="T10">'join strings' </text:span><text:span text:style-name="T5">)</text:span><text:span text:style-name="T9">;</text:span></text:p><text:p><text:span text:style-name="T9">30 }</text:span></text:p><text:p><text:span text:style-name="T9">31</text:span></text:p></draw:text-box></draw:frame><draw:polyline draw:name="Shape7" draw:style-name="gr23" draw:text-style-name="P14" svg:width="0.563cm" svg:height="3.991cm" draw:transform="rotate (-3.14159265358979) translate (4.16630555555556cm 14.7526388888889cm)" svg:viewBox="0 0 564 3992" draw:points="49,3992 564,3992 564,3767 564,0 0,0"><text:p/></draw:polyline><draw:line draw:name="Shape6" draw:style-name="gr24" draw:text-style-name="P15" svg:x1="12.894cm" svg:y1="11.064cm" svg:x2="17.457cm" svg:y2="11.417cm"><text:p/></draw:line><draw:line draw:name="Shape6" draw:style-name="gr24" draw:text-style-name="P15" svg:x1="15.649cm" svg:y1="13.006cm" svg:x2="17.438cm" svg:y2="12.83cm"><text:p/></draw:line><draw:line draw:name="Shape9" draw:style-name="gr25" draw:text-style-name="P15" svg:x1="4.669cm" svg:y1="9.196cm" svg:x2="4.667cm" svg:y2="15.491cm"><text:p/></draw:line><draw:polyline draw:name="Shape7" draw:style-name="gr26" draw:text-style-name="P14" svg:width="0.774cm" svg:height="5.94cm" draw:transform="rotate (-3.14159265358979) translate (4.16630555555556cm 15.2258888888889cm)" svg:viewBox="0 0 775 5941" draw:points="68,5941 775,5941 775,5607 775,0 0,0"><text:p/></draw:polyline><draw:line draw:name="Shape6" draw:style-name="gr24" draw:text-style-name="P15" svg:x1="13.446cm" svg:y1="13.646cm" svg:x2="16.997cm" svg:y2="14.131cm"><text:p/></draw:line><draw:frame draw:name="Shape8" draw:style-name="gr27" draw:text-style-name="P16" svg:width="5.658cm" svg:height="0.496cm" svg:x="17.138cm" svg:y="13.908cm"><draw:text-box><text:p><text:span text:style-name="T11">closing of test cases</text:span></text:p></draw:text-box></draw:frame><draw:frame draw:name="Shape8" draw:style-name="gr28" draw:text-style-name="P16" svg:width="2.689cm" svg:height="0.553cm" svg:x="17.748cm" svg:y="12.568cm"><draw:text-box><text:p><text:span text:style-name="T11">test check</text:span></text:p></draw:text-box></draw:frame><draw:frame draw:name="Shape8" draw:style-name="gr29" draw:text-style-name="P16" svg:width="6.467cm" svg:height="0.567cm" svg:x="17.653cm" svg:y="11.019cm"><draw:text-box><text:p><text:span text:style-name="T11">opening of test cases </text:span></text:p></draw:text-box></draw:frame><draw:frame draw:name="Shape8" draw:style-name="gr30" draw:text-style-name="P17" svg:width="3.361cm" svg:height="1.105cm" svg:x="0.072cm" svg:y="9.276cm"><draw:text-box><text:p text:style-name="P15"><text:span text:style-name="T11">test routine</text:span></text:p><text:p text:style-name="P15"><text:span text:style-name="T11">'joinTwo'</text:span></text:p></draw:text-box></draw:frame><draw:polyline draw:name="Shape7" draw:style-name="gr31" draw:text-style-name="P18" svg:width="0.332cm" svg:height="1.476cm" draw:transform="rotate (-3.14159265358979) translate (4.16630555555556cm 13.7079444444445cm)" svg:viewBox="0 0 333 1477" draw:points="29,1477 333,1477 333,1393 333,0 0,0"><text:p/></draw:polyline><draw:polyline draw:name="Shape7" draw:style-name="gr31" draw:text-style-name="P18" svg:width="0.332cm" svg:height="1.476cm" svg:x="15.649cm" svg:y="12.232cm" svg:viewBox="0 0 333 1477" draw:points="29,1477 333,1477 333,1393 333,0 0,0"><text:p/></draw:polyline><draw:polyline draw:name="Shape7" draw:style-name="gr23" draw:text-style-name="P14" svg:width="0.563cm" svg:height="3.991cm" svg:x="15.912cm" svg:y="10.757cm" svg:viewBox="0 0 564 3992" draw:points="49,3992 564,3992 564,3767 564,0 0,0"><text:p/></draw:polyline><draw:line draw:name="Shape6" draw:style-name="gr24" draw:text-style-name="P15" svg:x1="12.696cm" svg:y1="14.636cm" svg:x2="16.996cm" svg:y2="14.13cm"><text:p/></draw:line><draw:line draw:name="Shape6" draw:style-name="gr24" draw:text-style-name="P15" svg:x1="12.827cm" svg:y1="12.521cm" svg:x2="17.457cm" svg:y2="11.419cm"><text:p/></draw:line></draw:g><draw:g text:anchor-type="paragraph" draw:z-index="15" draw:style-name="gr3"><draw:frame draw:name="Shape5" draw:style-name="gr32" draw:text-style-name="P13" svg:width="12.674cm" svg:height="5.192cm" svg:x="4.275cm" svg:y="2.556cm"><draw:text-box><text:p><text:span text:style-name="T5">19</text:span><text:span text:style-name="T6"> function</text:span><text:span text:style-name="T7"> </text:span><text:span text:style-name="T8">joinTwo</text:span><text:span text:style-name="T9">( </text:span><text:span text:style-name="T8">test</text:span><text:span text:style-name="T9"> )</text:span><text:span text:style-name="T9"><text:tab/></text:span></text:p><text:p><text:span text:style-name="T9">20 {</text:span></text:p><text:p><text:span text:style-name="T9">21</text:span></text:p><text:p><text:span text:style-name="T9">22 <text:s text:c="2"/></text:span><text:span text:style-name="T8">test</text:span><text:span text:style-name="T9">.case = </text:span><text:span text:style-name="T10">'join strings'</text:span><text:span text:style-name="T9">;</text:span></text:p><text:p><text:span text:style-name="T9">23 <text:s text:c="2"/></text:span><text:span text:style-name="T8">test</text:span><text:span text:style-name="T9">.identical( Join.join( </text:span><text:span text:style-name="T10">'a'</text:span><text:span text:style-name="T12">,</text:span><text:span text:style-name="T10">'b' </text:span><text:span text:style-name="T9">),</text:span><text:span text:style-name="T10">'ab'</text:span><text:span text:style-name="T9"> );</text:span></text:p><text:p><text:span text:style-name="T9">24 <text:s text:c="2"/></text:span><text:span text:style-name="T8">test</text:span><text:span text:style-name="T9">.identical( Join.join( </text:span><text:span text:style-name="T5">1,2</text:span><text:span text:style-name="T10"> </text:span><text:span text:style-name="T9">),</text:span><text:span text:style-name="T10">'12'</text:span><text:span text:style-name="T9"> );</text:span></text:p><text:p><text:span text:style-name="T9">25 <text:s text:c="2"/></text:span><text:span text:style-name="T8">test</text:span><text:span text:style-name="T9">.notIdentical( Join.join( </text:span><text:span text:style-name="T12">1,2</text:span><text:span text:style-name="T10"> </text:span><text:span text:style-name="T9">),</text:span><text:span text:style-name="T5">12</text:span><text:span text:style-name="T9"> );</text:span></text:p><text:p><text:span text:style-name="T9">26</text:span></text:p><text:p><text:span text:style-name="T9">27 }</text:span></text:p><text:p><text:span text:style-name="T9">28</text:span></text:p></draw:text-box></draw:frame><draw:polyline draw:name="Shape7" draw:style-name="gr23" draw:text-style-name="P14" svg:width="0.287cm" svg:height="2.013cm" draw:transform="rotate (-3.14159265358979) translate (4.44247222222222cm 6.00251388888889cm)" svg:viewBox="0 0 288 2014" draw:points="25,2014 288,2014 288,1901 288,0 0,0"><text:p/></draw:polyline><draw:line draw:name="Shape6" draw:style-name="gr24" draw:text-style-name="P15" svg:x1="12.634cm" svg:y1="4.303cm" svg:x2="17.446cm" svg:y2="4.187cm"><text:p/></draw:line><draw:line draw:name="Shape6" draw:style-name="gr24" draw:text-style-name="P15" svg:x1="16.421cm" svg:y1="5.831cm" svg:x2="17.89cm" svg:y2="5.392cm"><text:p/></draw:line><draw:line draw:name="Shape9" draw:style-name="gr25" draw:text-style-name="P15" svg:x1="4.945cm" svg:y1="2.425cm" svg:x2="4.943cm" svg:y2="7.625cm"><text:p/></draw:line><draw:polyline draw:name="Shape7" draw:style-name="gr26" draw:text-style-name="P14" svg:width="0.525cm" svg:height="4.448cm" draw:transform="rotate (-3.14159265358979) translate (4.44247222222222cm 6.96383333333328cm)" svg:viewBox="0 0 526 4449" draw:points="46,4449 526,4449 526,4199 526,0 0,0"><text:p/></draw:polyline><draw:frame draw:name="Shape8" draw:style-name="gr30" draw:text-style-name="P17" svg:width="3.361cm" svg:height="1.105cm" svg:x="0.296cm" svg:y="2.397cm"><draw:text-box><text:p text:style-name="P15"><text:span text:style-name="T11">test routine</text:span></text:p><text:p text:style-name="P15"><text:span text:style-name="T11">'joinTwo'</text:span></text:p></draw:text-box></draw:frame><draw:frame draw:name="Shape8" draw:style-name="gr33" draw:text-style-name="P16" svg:width="6.467cm" svg:height="0.99cm" svg:x="17.653cm" svg:y="3.949cm"><draw:text-box><text:p><text:span text:style-name="T11">test case 'join strings'</text:span></text:p></draw:text-box></draw:frame><draw:frame draw:name="Shape8" draw:style-name="gr28" draw:text-style-name="P16" svg:width="3.01cm" svg:height="0.553cm" svg:x="17.889cm" svg:y="5.128cm"><draw:text-box><text:p><text:span text:style-name="T11">test checks</text:span></text:p></draw:text-box></draw:frame><draw:polyline draw:name="Shape7" draw:style-name="gr23" draw:text-style-name="P14" svg:width="0.287cm" svg:height="2.013cm" svg:x="16.793cm" svg:y="4.041cm" svg:viewBox="0 0 288 2014" draw:points="25,2014 288,2014 288,1901 288,0 0,0"><text:p/></draw:polyline><draw:line draw:name="Shape6" draw:style-name="gr24" draw:text-style-name="P15" svg:x1="16.038cm" svg:y1="5.327cm" svg:x2="17.89cm" svg:y2="5.392cm"><text:p/></draw:line><draw:line draw:name="Shape6" draw:style-name="gr24" draw:text-style-name="P15" svg:x1="16.654cm" svg:y1="4.819cm" svg:x2="17.889cm" svg:y2="5.392cm"><text:p/></draw:lin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ans Mono" svg:font-family="'DejaVu Sans Mono'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pitch="variable"/>
    <style:font-face style:name="FreeSans1" svg:font-family="FreeSans" style:font-pitch="variable"/>
    <style:font-face style:name="Liberation Serif1" svg:font-family="'Liberation Serif'" style:font-pitch="variable"/>
    <style:font-face style:name="DejaVu Sans Mono3" svg:font-family="'DejaVu Sans Mono'" style:font-family-generic="modern" style:font-pitch="variable"/>
    <style:font-face style:name="Liberation Serif2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" draw:display-name="Arrowhead 1" svg:viewBox="0 0 20 30" svg:d="M10 0l-10 30h20z"/>
    <draw:marker draw:name="Arrowhead_20_2" draw:display-name="Arrowhead 2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02:53.347852564</meta:creation-date>
    <dc:date>2019-05-17T09:09:16.613756367</dc:date>
    <meta:editing-duration>PT10H17M</meta:editing-duration>
    <meta:editing-cycles>100</meta:editing-cycles>
    <meta:generator>LibreOffice/5.2.7.2$Linux_X86_64 LibreOffice_project/20m0$Build-2</meta:generator>
    <meta:document-statistic meta:table-count="0" meta:image-count="0" meta:object-count="0" meta:page-count="3" meta:paragraph-count="0" meta:word-count="0" meta:character-count="0" meta:non-whitespace-character-count="0"/>
  </office:meta>
</office:document-meta>
</file>